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330000001D1811CEBF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4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14.51cm" fo:margin-left="1.258cm" fo:margin-top="0cm" fo:margin-bottom="0cm" table:align="left" style:writing-mode="lr-tb"/>
    </style:style>
    <style:style style:name="Table6.A" style:family="table-column">
      <style:table-column-properties style:column-width="6.742cm"/>
    </style:style>
    <style:style style:name="Table6.B" style:family="table-column">
      <style:table-column-properties style:column-width="7.766cm"/>
    </style:style>
    <style:style style:name="Table6.1" style:family="table-row">
      <style:table-row-properties style:min-row-height="0.794cm" fo:keep-together="auto"/>
    </style:style>
    <style:style style:name="Table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63cm" fo:keep-together="auto"/>
    </style:style>
    <style:style style:name="Table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1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Calibri2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Calibri2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" fo:font-size="10pt" fo:language="ru" fo:country="RU" officeooo:rsid="0010aaf1" officeooo:paragraph-rsid="0010aaf1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0pt" fo:language="ru" fo:country="RU" officeooo:rsid="0010aaf1" officeooo:paragraph-rsid="0010aaf1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Заголовок_20_первый" style:list-style-name="WWNum1"/>
    <style:style style:name="P21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2" style:family="paragraph" style:parent-style-name="List_20_Paragraph" style:list-style-name="WWNum9">
      <style:paragraph-properties fo:line-height="150%" fo:text-align="justify" style:justify-single-word="false"/>
    </style:style>
    <style:style style:name="P23" style:family="paragraph" style:parent-style-name="List_20_Paragraph" style:list-style-name="WWNum10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5" style:family="paragraph" style:parent-style-name="Standard">
      <style:paragraph-properties fo:margin-left="1.249cm" fo:line-height="150%" fo:text-align="justify" style:justify-single-word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rsid="0010aaf1" officeooo:paragraph-rsid="0010aaf1" style:letter-kerning="fals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28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5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F" style:font-size-asian="14pt" style:font-weight-asian="bold" style:font-name-complex="Times New Roman1" style:font-size-complex="14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justify" style:justify-single-word="false" fo:text-indent="1.249cm" style:auto-text-indent="false"/>
    </style:style>
    <style:style style:name="P36" style:family="paragraph" style:parent-style-name="Standard">
      <style:paragraph-properties fo:text-align="justify" style:justify-single-word="false" fo:text-indent="1.249cm" style:auto-text-indent="false"/>
      <style:text-properties style:font-name="Times New Roman" fo:font-size="14pt" fo:font-style="italic" style:font-name-asian="F" style:font-size-asian="14pt" style:font-style-asian="italic" style:font-name-complex="Times New Roman1" style:font-size-complex="14pt"/>
    </style:style>
    <style:style style:name="P37" style:family="paragraph" style:parent-style-name="Standard">
      <loext:graphic-properties draw:fill="solid" draw:fill-color="#d0cece"/>
      <style:paragraph-properties fo:text-align="justify" style:justify-single-word="false" fo:background-color="#d0cece"/>
    </style:style>
    <style:style style:name="P38" style:family="paragraph" style:parent-style-name="Standard">
      <loext:graphic-properties draw:fill="solid" draw:fill-color="#d0cece"/>
      <style:paragraph-properties fo:text-align="justify" style:justify-single-word="false" fo:background-color="#d0cece"/>
      <style:text-properties style:font-name="Consolas" fo:font-size="12pt" style:font-name-asian="F" style:font-size-asian="12pt" style:font-name-complex="Consolas1" style:font-size-complex="12pt" style:font-style-complex="italic"/>
    </style:style>
    <style:style style:name="T1" style:family="text">
      <style:text-properties style:font-name="Cambria" fo:font-size="12pt" style:font-name-asian="Calibri2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style:font-name-asian="Calibri2" style:font-size-asian="12pt" style:font-name-complex="Times New Roman1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010aaf1" style:font-size-asian="14pt" style:font-name-complex="Times New Roman1" style:font-size-complex="14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4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4pt" style:font-style-complex="italic" style:font-weight-complex="bold"/>
    </style:style>
    <style:style style:name="T16" style:family="text">
      <style:text-properties style:font-name="Times New Roman" fo:font-size="14pt" fo:font-style="italic" style:font-name-asian="F" style:font-size-asian="14pt" style:font-style-asian="italic" style:font-name-complex="Times New Roman1" style:font-size-complex="14pt"/>
    </style:style>
    <style:style style:name="T17" style:family="text">
      <style:text-properties style:font-name="Times New Roman" fo:font-size="14pt" style:font-name-asian="F" style:font-size-asian="14pt" style:font-name-complex="Times New Roman1" style:font-size-complex="14pt" style:font-style-complex="italic"/>
    </style:style>
    <style:style style:name="T18" style:family="text">
      <style:text-properties style:font-name="Times New Roman" fo:font-size="14pt" fo:language="en" fo:country="US" style:font-name-asian="F" style:font-size-asian="14pt" style:font-name-complex="Times New Roman1" style:font-size-complex="14pt" style:font-style-complex="italic"/>
    </style:style>
    <style:style style:name="T19" style:family="text">
      <style:text-properties style:font-name="Times New Roman" fo:font-size="14pt" officeooo:rsid="0010aaf1" style:font-name-asian="F" style:font-size-asian="14pt" style:font-name-complex="Times New Roman1" style:font-size-complex="14pt" style:font-style-complex="italic"/>
    </style:style>
    <style:style style:name="T20" style:family="text">
      <style:text-properties style:font-name="Consolas" fo:font-size="12pt" style:font-name-asian="F" style:font-size-asian="12pt" style:font-name-complex="Consolas1" style:font-size-complex="12pt" style:font-style-complex="italic"/>
    </style:style>
    <style:style style:name="T21" style:family="text">
      <style:text-properties style:font-name="Times New Roman" fo:font-size="18pt" style:font-size-asian="18pt" style:font-name-complex="Times New Roman1" style:font-size-complex="18pt"/>
    </style:style>
    <style:style style:name="T22" style:family="text">
      <style:text-properties style:font-name="Times New Roman" fo:font-size="18pt" style:font-name-asian="F" style:font-size-asian="18pt" style:font-name-complex="Times New Roman1" style:font-size-complex="1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1</text:span><text:span text:style-name="T5"/></text:p>
      <text:p text:style-name="P16" loext:marker-style-name="T5"/>
      <text:p text:style-name="P16" loext:marker-style-name="T5"/>
      <text:p text:style-name="P15" loext:marker-style-name="T5"><text:span text:style-name="T5">«СТАТИСТИЧЕСКОЕ ОЦЕНИВАНИЕ ЧИСЛОВЫХ ХАРАКТЕРИСТИК ЗАКОНОВ РАСПРЕДЕЛЕНИЯ СЛУЧАЙНЫХ ВЕЛИЧИН»</text:span><text:span text:style-name="T5"/></text:p>
      <text:p text:style-name="P16" loext:marker-style-name="T5"/>
      <text:p text:style-name="P16" loext:marker-style-name="T5"/>
      <text:p text:style-name="P15" loext:marker-style-name="T5"><text:span text:style-name="T5">ПО КУРСУ: «ОБРАБОТКА ЭКСПЕРИМЕНТАЛЬНЫХ ДАННЫХ»</text:span><text:span text:style-name="T5"/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7"><text:span text:style-name="T6">4134К</text:span>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18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6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19" loext:marker-style-name="T7"/>
      <text:list xml:id="list2813000039" text:style-name="WWNum1">
        <text:list-item>
          <text:h text:style-name="P20" text:outline-level="1"><text:soft-page-break/>Постановка задачи</text:h>
        </text:list-item>
      </text:list>
      <text:p text:style-name="P21" loext:marker-style-name="T8"><text:span text:style-name="T8">На основе массива экспериментальных данных найти оценку математического ожидания случайной величины, проверить качество оценивания по заданной доверительной вероятности и заданной максимальной вероятной погрешности.</text:span><text:span text:style-name="T8"/></text:p>
      <text:p text:style-name="P21" loext:marker-style-name="T8"><text:span text:style-name="T8">Порядок выполнения задания: </text:span><text:span text:style-name="T8"/></text:p>
      <text:list text:style-name="WWNum9">
        <text:list-item>
          <text:p text:style-name="P22" loext:marker-style-name="T8"><text:span text:style-name="T8">Найти оценку математического ожидания по массиву экспериментальных данных (Таблица - 1).</text:span><text:span text:style-name="T8"/></text:p>
        </text:list-item>
        <text:list-item>
          <text:p text:style-name="P22" loext:marker-style-name="T8"><text:span text:style-name="T8">Построить 95-процентный доверительный интервал для исследуемой случайной величины.</text:span><text:span text:style-name="T8"/></text:p>
        </text:list-item>
        <text:list-item>
          <text:p text:style-name="P22" loext:marker-style-name="T8"><text:span text:style-name="T8">Выполнить отсеивание аномальных наблюдений, не попадающих в 95- процентный доверительный интервал.</text:span><text:span text:style-name="T8"/></text:p>
        </text:list-item>
        <text:list-item>
          <text:p text:style-name="P22" loext:marker-style-name="T8"><text:span text:style-name="T8">Найти уточненную оценку математического ожидания после отсеивания аномальных наблюдений.</text:span><text:span text:style-name="T8"/></text:p>
        </text:list-item>
        <text:list-item>
          <text:p text:style-name="P22" loext:marker-style-name="T8"><text:span text:style-name="T8">Проверить качество оценивания математического ожидания: </text:span><text:span text:style-name="T8"/></text:p>
        </text:list-item>
      </text:list>
      <text:list text:style-name="WWNum10">
        <text:list-item>
          <text:p text:style-name="P23" loext:marker-style-name="T8"><text:span text:style-name="T8">по заданной доверительной вероятности (Таблица - 2) построить доверительный интервал для математического ожидания;</text:span><text:span text:style-name="T8"/></text:p>
        </text:list-item>
        <text:list-item>
          <text:p text:style-name="P23" loext:marker-style-name="T8"><text:span text:style-name="T8">по заданной максимальной вероятной погрешности (Таблица - 2) найти доверительную вероятность попадания математического ожидания в интервал, определяемый указанной погрешностью.</text:span><text:span text:style-name="T8"/></text:p>
        </text:list-item>
      </text:list>
      <text:p text:style-name="P24"><text:span text:style-name="T9">Вариант </text:span><text:span text:style-name="T10">99</text:span></text:p>
      <text:p text:style-name="P25" loext:marker-style-name="T8"><text:span text:style-name="T8">Таблица – 1 Массив экспериментальных данных</text:span></text:p>
      <text:p text:style-name="P25" loext:marker-style-name="T8"><draw:frame draw:style-name="fr1" draw:name="Image1" text:anchor-type="char" svg:width="16.552cm" svg:height="0.586cm" draw:z-index="2"><draw:image xlink:href="Pictures/10000001000003330000001D1811CEBF.png" xlink:type="simple" xlink:show="embed" xlink:actuate="onLoad" draw:mime-type="image/png"/></draw:frame><text:span text:style-name="T8"/></text:p>
      <text:p text:style-name="P25" loext:marker-style-name="T8"><text:span text:style-name="T8">Таблица – 2 Доверительная и максимальная вероятности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6" loext:marker-style-name="T11"><text:span text:style-name="T11">Доверительная вероятность, β</text:span><text:span text:style-name="T11"/></text:p>
          </table:table-cell>
          <table:table-cell table:style-name="Table6.A1" office:value-type="string">
            <text:p text:style-name="P26" loext:marker-style-name="T11"><text:span text:style-name="T11">Максимальная вероятная погрешность, </text:span><draw:frame draw:style-name="fr2" draw:name="Object1" text:anchor-type="as-char" svg:width="0.40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P27" loext:marker-style-name="T12">0.88</text:p>
          </table:table-cell>
          <table:table-cell table:style-name="Table6.B2" office:value-type="string">
            <text:p text:style-name="P27" loext:marker-style-name="T12">0.33</text:p>
          </table:table-cell>
        </table:table-row>
      </table:table>
      <text:p text:style-name="P28" loext:marker-style-name="T8"/>
      <text:list text:continue-list="list2813000039" text:style-name="WWNum1">
        <text:list-item>
          <text:h text:style-name="P20" text:outline-level="1">Решение</text:h>
        </text:list-item>
      </text:list>
      <text:list text:style-name="WWNum15">
        <text:list-item>
          <text:p text:style-name="P29" loext:marker-style-name="T8"><text:span text:style-name="T8">Оценка математического ожидания:</text:span><text:span text:style-name="T8"/></text:p>
        </text:list-item>
      </text:list>
      <text:p text:style-name="P30" loext:marker-style-name="T13"><text:span text:style-name="T13">Далее согласно порядку выполнения задания…</text:span><text:span text:style-name="T13"/></text:p>
      <text:p text:style-name="P31" loext:marker-style-name="T8"/>
      <text:p text:style-name="P31" loext:marker-style-name="T8"/>
      <text:p text:style-name="P32" loext:marker-style-name="T14"><text:span text:style-name="T14">Рисунок – 1 Значения функции </text:span><draw:frame draw:style-name="fr2" draw:name="Object2" text:anchor-type="as-char" svg:width="1.122cm" svg:height="0.54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3" loext:marker-style-name="T15"/>
      <text:p text:style-name="P34" loext:marker-style-name="T15"><text:span text:style-name="T15">Результаты работы</text:span><text:span text:style-name="T15"/></text:p>
      <text:p text:style-name="P35" loext:marker-style-name="T16"><text:span text:style-name="T17">В ходе выполнения данной лабораторной работы была написана программа на языке </text:span><text:span text:style-name="T18">Python</text:span><text:span text:style-name="T17"> 3.1</text:span><text:span text:style-name="T19">2</text:span><text:span text:style-name="T17">, решающая задачу в общем виде. </text:span><text:span text:style-name="T16">На вход программе подаются файлы с расчетными таблицами (Приложение №4), а также таблица массивов для каждого варианта. Так, для варианта … были получены следующие результаты:</text:span></text:p>
      <text:p text:style-name="P36" loext:marker-style-name="T16"/>
      <text:p text:style-name="P37" loext:marker-style-name="T20"><text:span text:style-name="T20">Загружаем данные для варианта № ...</text:span><text:span text:style-name="T20"/></text:p>
      <text:p text:style-name="P37" loext:marker-style-name="T20"><text:span text:style-name="T20">Полученный массив данных: [… … … 1.2]</text:span><text:span text:style-name="T20"/></text:p>
      <text:p text:style-name="P37" loext:marker-style-name="T20"><text:span text:style-name="T20">Заданная доверительная вероятность: …</text:span><text:span text:style-name="T20"/></text:p>
      <text:p text:style-name="P37" loext:marker-style-name="T20"><text:span text:style-name="T20">Максимальная вероятная погрешность: …</text:span><text:span text:style-name="T20"/></text:p>
      <text:p text:style-name="P38" loext:marker-style-name="T20"/>
      <text:p text:style-name="P37" loext:marker-style-name="T20"><text:span text:style-name="T20">---------- Получаем оценки характеристик ----------</text:span><text:span text:style-name="T20"/></text:p>
      <text:p text:style-name="P34" loext:marker-style-name="T15"><text:span text:style-name="T15">Выводы</text:span><text:span text:style-name="T15"/></text:p>
      <text:p text:style-name="P35" loext:marker-style-name="T21"><text:span text:style-name="T17">В ходе выполнения данной лабораторной работы …</text:span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style:font-name-asian="Calibri2" style:font-size-asian="12pt" style:font-name-complex="Times New Roman1" style:font-size-complex="12pt"/>
    </style:style>
    <style:style style:name="MT3" style:family="text">
      <style:text-properties style:font-name="Times New Roman" fo:font-size="12pt" fo:language="en" fo:country="US" style:font-name-asian="Calibri2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3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10</meta:editing-cycles>
    <meta:creation-date>2022-12-10T20:27:00</meta:creation-date>
    <dc:date>2025-02-19T11:09:13.429182674</dc:date>
    <meta:editing-duration>PT54M22S</meta:editing-duration>
    <meta:generator>LibreOffice/24.8.4.2$Linux_X86_64 LibreOffice_project/480$Build-2</meta:generator>
    <meta:document-statistic meta:table-count="5" meta:image-count="1" meta:object-count="2" meta:page-count="3" meta:paragraph-count="58" meta:word-count="292" meta:character-count="2289" meta:non-whitespace-character-count="2058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Ɛ</mi>
      <mi>β</mi>
    </msub>
    <annotation encoding="StarMath 5.0">{Ɛ} rsub {β}</annotation>
  </semantics>
</math>
</file>

<file path=Object 2/content.xml><?xml version="1.0" encoding="utf-8"?>
<math xmlns="http://www.w3.org/1998/Math/MathML" display="block">
  <semantics>
    <mrow>
      <msub>
        <mi>Ф</mi>
        <mn>0</mn>
      </msub>
      <mo stretchy="false">(</mo>
      <mi>x</mi>
      <mo stretchy="false">)</mo>
    </mrow>
    <annotation encoding="StarMath 5.0">{Ф} rsub {0} \( x \)</annotation>
  </semantics>
</math>
</file>